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sans-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ascisme définition système politique nationaliste et totalitaire que Mussolini établit en Italie en 1922.</text:span> </text:p>
      <text:p text:style-name="P2"/>
      <text:p text:style-name="P2"><text:span text:style-name="T1">Benito Mussolini, né le 29 juillet 1883 à Predappio et mort le 28 avril 1945 à Giulino di Mezzegra, est un journaliste, idéologue et homme d'État italien.</text:span><text:span text:style-name="T1"> </text:span></text:p>
      <text:p text:style-name="P1"/>
      <text:p text:style-name="P1">Source : wikipedi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sans-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30T17:34:29.59</meta:creation-date>
    <dc:date>2020-11-30T17:46:10.75</dc:date>
    <meta:editing-duration>PT8M20S</meta:editing-duration>
    <meta:editing-cycles>2</meta:editing-cycles>
    <meta:generator>OpenOffice/4.1.7$Win32 OpenOffice.org_project/417m1$Build-9800</meta:generator>
    <meta:print-date>2020-11-30T17:46:01.46</meta:print-date>
    <meta:document-statistic meta:table-count="0" meta:image-count="0" meta:object-count="0" meta:page-count="1" meta:paragraph-count="3" meta:word-count="44" meta:character-count="284"/>
  </office:meta>
</office:document-meta>
</file>